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9944in" table:align="left"/>
    </style:style>
    <style:style style:name="Table1.A" style:family="table-column">
      <style:table-column-properties style:column-width="0.6111in"/>
    </style:style>
    <style:style style:name="Table1.B" style:family="table-column">
      <style:table-column-properties style:column-width="1.383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Horizontal_20_Line">
      <style:paragraph-properties fo:margin-top="0in" fo:margin-bottom="0.0972in" style:contextual-spacing="false" fo:line-height="115%"/>
    </style:style>
    <style:style style:name="P4" style:family="paragraph" style:parent-style-name="Heading_20_3">
      <style:paragraph-properties fo:margin-top="0in" fo:margin-bottom="0.0972in" style:contextual-spacing="false" fo:line-height="115%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Heading_20_4">
      <style:paragraph-properties fo:margin-top="0in" fo:margin-bottom="0.0972in" style:contextual-spacing="false" fo:line-height="115%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Heading_20_5">
      <style:paragraph-properties fo:margin-top="0in" fo:margin-bottom="0.0972in" style:contextual-spacing="false" fo:line-height="115%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Quotations">
      <style:paragraph-properties fo:margin-top="0in" fo:margin-bottom="0.0972in" style:contextual-spacing="false" fo:line-height="115%"/>
    </style:style>
    <style:style style:name="P25" style:family="paragraph" style:parent-style-name="Text_20_body" style:list-style-name="L18"/>
    <style:style style:name="P26" style:family="paragraph" style:parent-style-name="Text_20_body" style:list-style-name="L19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2"/>
    <style:style style:name="P30" style:family="paragraph" style:parent-style-name="Text_20_body" style:list-style-name="L23"/>
    <style:style style:name="P31" style:family="paragraph" style:parent-style-name="Text_20_body" style:list-style-name="L24"/>
    <style:style style:name="P32" style:family="paragraph" style:parent-style-name="Text_20_body" style:list-style-name="L25"/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1"/>
    <style:style style:name="P39" style:family="paragraph" style:parent-style-name="Text_20_body" style:list-style-name="L32"/>
    <style:style style:name="P40" style:family="paragraph" style:parent-style-name="Text_20_body" style:list-style-name="L33"/>
    <style:style style:name="P41" style:family="paragraph" style:parent-style-name="Text_20_body">
      <style:paragraph-properties fo:margin-top="0in" fo:margin-bottom="0.0972in" style:contextual-spacing="false" fo:line-height="115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 text:start-value="1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Throne World — Design Document (Software Implementation)</text:span></text:h>
      <text:h text:style-name="P2" text:outline-level="2">Purpose</text:h>
      <text:p text:style-name="Text_20_body">This document translates the physical board game <text:span text:style-name="Emphasis">Throne World</text:span> into a modular, implementable design for Hexachromy. It identifies core entities, phases, interactions, and backend/frontend responsibilities so that development can proceed systematically.</text:p>
      <text:p text:style-name="P3"/>
      <text:h text:style-name="P2" text:outline-level="2">1) Core Game Model</text:h>
      <text:h text:style-name="P4" text:outline-level="3">1.1 Players &amp; Factions</text:h>
      <text:list text:style-name="L1">
        <text:list-item>
          <text:p text:style-name="P5"><text:span text:style-name="Strong_20_Emphasis">2–6 players</text:span>, each representing a unique race.</text:p>
        </text:list-item>
        <text:list-item>
          <text:p text:style-name="P5">Each player has:</text:p>
          <text:list>
            <text:list-item>
              <text:p text:style-name="P5">A <text:span text:style-name="Strong_20_Emphasis">player board</text:span> with research tracks (4 tech lines)</text:p>
            </text:list-item>
            <text:list-item>
              <text:p text:style-name="P5">Personal resources (credits)</text:p>
            </text:list-item>
            <text:list-item>
              <text:p text:style-name="P5">Action chit hand (max 5)</text:p>
            </text:list-item>
            <text:list-item>
              <text:p text:style-name="P5">Command Bunkers (for jumps/scans)</text:p>
            </text:list-item>
            <text:list-item>
              <text:p text:style-name="P5">Army (space units + ground units)</text:p>
            </text:list-item>
            <text:list-item>
              <text:p text:style-name="P5">System ownership &amp; system count</text:p>
            </text:list-item>
          </text:list>
        </text:list-item>
      </text:list>
      <text:h text:style-name="P4" text:outline-level="3">1.2 Board &amp; Systems (Hex Map)</text:h>
      <text:list text:style-name="L2">
        <text:list-item>
          <text:p text:style-name="P6"><text:span text:style-name="Strong_20_Emphasis">~70–80 hex systems</text:span>, arranged primarily in a ring.</text:p>
        </text:list-item>
        <text:list-item>
          <text:p text:style-name="P6">System categories:</text:p>
          <text:list>
            <text:list-item>
              <text:p text:style-name="P6">Homeworlds</text:p>
            </text:list-item>
            <text:list-item>
              <text:p text:style-name="P6">Inner Worlds</text:p>
            </text:list-item>
            <text:list-item>
              <text:p text:style-name="P6">Outer Worlds</text:p>
            </text:list-item>
            <text:list-item>
              <text:p text:style-name="P6">Fringe Worlds</text:p>
            </text:list-item>
            <text:list-item>
              <text:p text:style-name="P6">Throne World (worth <text:span text:style-name="Strong_20_Emphasis">6 systems</text:span>)</text:p>
            </text:list-item>
          </text:list>
        </text:list-item>
        <text:list-item>
          <text:p text:style-name="P6">Each system contains:</text:p>
          <text:list>
            <text:list-item>
              <text:p text:style-name="P6"><text:span text:style-name="Strong_20_Emphasis">Ownership</text:span> (player / neutral)</text:p>
            </text:list-item>
            <text:list-item>
              <text:p text:style-name="P6"><text:span text:style-name="Strong_20_Emphasis">Scan markers</text:span> (per-player state)</text:p>
            </text:list-item>
            <text:list-item>
              <text:p text:style-name="P6"><text:span text:style-name="Strong_20_Emphasis">Development chit</text:span> (face-down until revealed)</text:p>
              <text:list>
                <text:list-item>
                  <text:p text:style-name="P6"><text:soft-page-break/>Production value (0–6)</text:p>
                </text:list-item>
                <text:list-item>
                  <text:p text:style-name="P6">Neutral defenders</text:p>
                </text:list-item>
              </text:list>
            </text:list-item>
            <text:list-item>
              <text:p text:style-name="P6"><text:span text:style-name="Strong_20_Emphasis">Unit stacks</text:span></text:p>
              <text:list>
                <text:list-item>
                  <text:p text:style-name="P6">Space fleets</text:p>
                </text:list-item>
                <text:list-item>
                  <text:p text:style-name="P6">Ground troops</text:p>
                </text:list-item>
              </text:list>
            </text:list-item>
          </text:list>
        </text:list-item>
      </text:list>
      <text:h text:style-name="P4" text:outline-level="3">1.3 Tokens &amp; Components</text:h>
      <text:list text:style-name="L3">
        <text:list-item>
          <text:p text:style-name="P7"><text:span text:style-name="Strong_20_Emphasis">Units</text:span>:</text:p>
          <text:list>
            <text:list-item>
              <text:p text:style-name="P7">Space units with attack/defense/movement</text:p>
            </text:list-item>
            <text:list-item>
              <text:p text:style-name="P7">Ground units with separate combat values</text:p>
            </text:list-item>
            <text:list-item>
              <text:p text:style-name="P7">Special flags:</text:p>
              <text:list>
                <text:list-item>
                  <text:p text:style-name="P7"><text:span text:style-name="Emphasis">First Fire</text:span></text:p>
                </text:list-item>
                <text:list-item>
                  <text:p text:style-name="P7"><text:span text:style-name="Emphasis">Drop-Invade</text:span></text:p>
                </text:list-item>
              </text:list>
            </text:list-item>
          </text:list>
        </text:list-item>
        <text:list-item>
          <text:p text:style-name="P7"><text:span text:style-name="Strong_20_Emphasis">Markers</text:span>:</text:p>
          <text:list>
            <text:list-item>
              <text:p text:style-name="P7">Scan markers (per player)</text:p>
            </text:list-item>
            <text:list-item>
              <text:p text:style-name="P7">Production markers</text:p>
            </text:list-item>
            <text:list-item>
              <text:p text:style-name="P7">Ownership indicators</text:p>
            </text:list-item>
          </text:list>
        </text:list-item>
        <text:list-item>
          <text:p text:style-name="P7"><text:span text:style-name="Strong_20_Emphasis">Chits</text:span>:</text:p>
          <text:list>
            <text:list-item>
              <text:p text:style-name="P7">Action chits (hand of 5)</text:p>
            </text:list-item>
            <text:list-item>
              <text:p text:style-name="P7">Event chits (1 per empire phase)</text:p>
            </text:list-item>
          </text:list>
        </text:list-item>
        <text:list-item>
          <text:p text:style-name="P7"><text:span text:style-name="Strong_20_Emphasis">Battle board</text:span> (logical layout only; not spatial)</text:p>
        </text:list-item>
      </text:list>
      <text:p text:style-name="P3"/>
      <text:h text:style-name="P2" text:outline-level="2">2) Phases of Play</text:h>
      <text:p text:style-name="Text_20_body">The game progresses in repeating turns consisting of three major phases:</text:p>
      <text:p text:style-name="P3"/>
      <text:h text:style-name="P4" text:outline-level="3">A) <text:span text:style-name="Strong_20_Emphasis">Expansion Phase</text:span> (Sequential — player order)</text:h>
      <text:p text:style-name="Text_20_body">Each player performs the following in order:</text:p>
      <text:h text:style-name="P8" text:outline-level="4">1. Transfer OR Jumps/Scans</text:h>
      <text:p text:style-name="Text_20_body">Player chooses:</text:p>
      <text:p text:style-name="Text_20_body"><text:span text:style-name="Strong_20_Emphasis">Option A: Transfer</text:span></text:p>
      <text:list text:style-name="L4">
        <text:list-item>
          <text:p text:style-name="P9">Move stationary units within systems.</text:p>
        </text:list-item>
      </text:list>
      <text:p text:style-name="Text_20_body"><text:soft-page-break/><text:span text:style-name="Strong_20_Emphasis">Option B: Up to 3 Jump and/or Scan actions</text:span></text:p>
      <text:list text:style-name="L5">
        <text:list-item>
          <text:p text:style-name="P10">Player pre-plots all jumps and scans.</text:p>
        </text:list-item>
        <text:list-item>
          <text:p text:style-name="P10">Other players may interrupt via:</text:p>
          <text:list>
            <text:list-item>
              <text:p text:style-name="P10"><text:span text:style-name="Strong_20_Emphasis">Jam</text:span></text:p>
            </text:list-item>
            <text:list-item>
              <text:p text:style-name="P10"><text:span text:style-name="Strong_20_Emphasis">Intercept</text:span></text:p>
            </text:list-item>
          </text:list>
        </text:list-item>
      </text:list>
      <text:h text:style-name="P11" text:outline-level="5">Backend responsibilities:</text:h>
      <text:list text:style-name="L6">
        <text:list-item>
          <text:p text:style-name="P12">Validate pre-plotted paths</text:p>
        </text:list-item>
        <text:list-item>
          <text:p text:style-name="P12">Open interrupt window</text:p>
        </text:list-item>
        <text:list-item>
          <text:p text:style-name="P12">Apply applied chits</text:p>
        </text:list-item>
        <text:list-item>
          <text:p text:style-name="P12">Resolve movement legality</text:p>
        </text:list-item>
        <text:list-item>
          <text:p text:style-name="P12">Trigger conflicts</text:p>
        </text:list-item>
      </text:list>
      <text:p text:style-name="P3"/>
      <text:h text:style-name="P8" text:outline-level="4">1a. Resolve Battles</text:h>
      <text:p text:style-name="Text_20_body">For each initiated battle:</text:p>
      <text:list text:style-name="L7">
        <text:list-item>
          <text:p text:style-name="P13"><text:span text:style-name="Strong_20_Emphasis">Space Combat Phase</text:span></text:p>
        </text:list-item>
        <text:list-item>
          <text:p text:style-name="P13"><text:span text:style-name="Strong_20_Emphasis">Ground Combat Phase</text:span><text:line-break/>Special abilities:</text:p>
        </text:list-item>
        <text:list-item>
          <text:p text:style-name="P13">First Fire</text:p>
        </text:list-item>
        <text:list-item>
          <text:p text:style-name="P13">Drop-Invade (ground combat may start before space is resolved)</text:p>
        </text:list-item>
      </text:list>
      <text:h text:style-name="P11" text:outline-level="5">Backend:</text:h>
      <text:list text:style-name="L8">
        <text:list-item>
          <text:p text:style-name="P14">Resolve combat in strict order</text:p>
        </text:list-item>
        <text:list-item>
          <text:p text:style-name="P14">Update surviving units</text:p>
        </text:list-item>
        <text:list-item>
          <text:p text:style-name="P14">Apply capture/ownership changes</text:p>
        </text:list-item>
        <text:list-item>
          <text:p text:style-name="P14">Reveal development chit if required</text:p>
        </text:list-item>
      </text:list>
      <text:h text:style-name="P11" text:outline-level="5">Frontend:</text:h>
      <text:list text:style-name="L9">
        <text:list-item>
          <text:p text:style-name="P15">Display summarized battle outcomes</text:p>
        </text:list-item>
        <text:list-item>
          <text:p text:style-name="P15">Provide drill-down for rolls/details if desired</text:p>
        </text:list-item>
      </text:list>
      <text:p text:style-name="P3"/>
      <text:h text:style-name="P8" text:outline-level="4">2. Play Action Chit (OR Pass)</text:h>
      <text:p text:style-name="Text_20_body">Player:</text:p>
      <text:list text:style-name="L10">
        <text:list-item>
          <text:p text:style-name="P16">May play <text:span text:style-name="Strong_20_Emphasis">1 action chit</text:span></text:p>
        </text:list-item>
        <text:list-item>
          <text:p text:style-name="P16"><text:soft-page-break/>May discard up to <text:span text:style-name="Strong_20_Emphasis">1 extra</text:span> if playing<text:line-break/>OR</text:p>
        </text:list-item>
        <text:list-item>
          <text:p text:style-name="P16">May pass and discard up to <text:span text:style-name="Strong_20_Emphasis">5 chits</text:span></text:p>
        </text:list-item>
      </text:list>
      <text:p text:style-name="P3"/>
      <text:h text:style-name="P8" text:outline-level="4">3. Draw Action Chits</text:h>
      <text:list text:style-name="L11">
        <text:list-item>
          <text:p text:style-name="P17">Refill hand to <text:span text:style-name="Strong_20_Emphasis">5 chits</text:span></text:p>
        </text:list-item>
      </text:list>
      <text:p text:style-name="P3"/>
      <text:h text:style-name="P4" text:outline-level="3">B) <text:span text:style-name="Strong_20_Emphasis">Empire Phase</text:span> <text:span text:style-name="Emphasis">(Skipped during Victory Attempts)</text:span></text:h>
      <text:h text:style-name="P8" text:outline-level="4">1. Research (Simultaneous)</text:h>
      <text:p text:style-name="Text_20_body">Each player attempts one tech advancement.</text:p>
      <text:h text:style-name="P11" text:outline-level="5">Backend:</text:h>
      <text:list text:style-name="L12">
        <text:list-item>
          <text:p text:style-name="P18">Resolve simultaneously</text:p>
        </text:list-item>
        <text:list-item>
          <text:p text:style-name="P18">Apply success/failure</text:p>
        </text:list-item>
        <text:list-item>
          <text:p text:style-name="P18">Update tech tracks</text:p>
        </text:list-item>
      </text:list>
      <text:p text:style-name="P3"/>
      <text:h text:style-name="P8" text:outline-level="4">2. Event Chit</text:h>
      <text:list text:style-name="L13">
        <text:list-item>
          <text:p text:style-name="P19">Draw one event</text:p>
        </text:list-item>
        <text:list-item>
          <text:p text:style-name="P19">Apply its effects globally</text:p>
        </text:list-item>
        <text:list-item>
          <text:p text:style-name="P19">Return to deck</text:p>
        </text:list-item>
      </text:list>
      <text:p text:style-name="P3"/>
      <text:h text:style-name="P8" text:outline-level="4">3. Production (Every other turn by default)</text:h>
      <text:p text:style-name="Text_20_body">Rules:</text:p>
      <text:list text:style-name="L14">
        <text:list-item>
          <text:p text:style-name="P20"><text:span text:style-name="Strong_20_Emphasis">Homeworld</text:span>: unlimited production (using total credits)</text:p>
        </text:list-item>
        <text:list-item>
          <text:p text:style-name="P20"><text:span text:style-name="Strong_20_Emphasis">Other systems</text:span>: local production limited by development chit</text:p>
        </text:list-item>
        <text:list-item>
          <text:p text:style-name="P20"><text:span text:style-name="Strong_20_Emphasis">Blockaded systems</text:span>: can <text:span text:style-name="Emphasis">only</text:span> local produce; unused credit is lost</text:p>
        </text:list-item>
      </text:list>
      <text:p text:style-name="Text_20_body">Workflow:</text:p>
      <text:list text:style-name="L15">
        <text:list-item>
          <text:p text:style-name="P21">Backend returns list of producible systems</text:p>
        </text:list-item>
        <text:list-item>
          <text:p text:style-name="P21">Player selects a system</text:p>
        </text:list-item>
        <text:list-item>
          <text:p text:style-name="P21">Backend returns legal units based on:</text:p>
          <text:list>
            <text:list-item>
              <text:p text:style-name="P21">Available credits</text:p>
            </text:list-item>
            <text:list-item>
              <text:p text:style-name="P21">System’s capacity</text:p>
            </text:list-item>
          </text:list>
        </text:list-item>
        <text:list-item>
          <text:p text:style-name="P21"><text:soft-page-break/>Player confirms build</text:p>
        </text:list-item>
      </text:list>
      <text:p text:style-name="P3"/>
      <text:h text:style-name="P8" text:outline-level="4">4. Advance Production Marker</text:h>
      <text:p text:style-name="P3"/>
      <text:h text:style-name="P4" text:outline-level="3">C) <text:span text:style-name="Strong_20_Emphasis">End Phase</text:span></text:h>
      <text:h text:style-name="P8" text:outline-level="4">1. Refresh Command Bunkers</text:h>
      <text:list text:style-name="L16">
        <text:list-item>
          <text:p text:style-name="P22">All used bunkers flipped upright.</text:p>
        </text:list-item>
      </text:list>
      <text:h text:style-name="P8" text:outline-level="4">2. Determine Player Order</text:h>
      <text:list text:style-name="L17">
        <text:list-item>
          <text:p text:style-name="P23">Except during Victory Attempt</text:p>
        </text:list-item>
      </text:list>
      <text:p text:style-name="P3"/>
      <text:h text:style-name="P2" text:outline-level="2">3) Victory System</text:h>
      <text:h text:style-name="P4" text:outline-level="3">3.1 System Thresholds</text:h>
      <text:p text:style-name="Text_20_body">Victory requires controlling X systems by player cou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layers</text:p>
            </table:table-cell>
            <table:table-cell table:style-name="Table1.A1" office:value-type="string">
              <text:p text:style-name="Table_20_Heading">Systems Required</text:p>
            </table:table-cell>
          </table:table-row>
        </table:table-header-rows>
        <table:table-row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16</text:p>
          </table:table-cell>
        </table:table-row>
        <table:table-row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5</text:p>
          </table:table-cell>
        </table:table-row>
        <table:table-row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14</text:p>
          </table:table-cell>
        </table:table-row>
        <table:table-row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13</text:p>
          </table:table-cell>
        </table:table-row>
        <table:table-row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12</text:p>
          </table:table-cell>
        </table:table-row>
      </table:table>
      <text:p text:style-name="P24">Throne World counts as <text:span text:style-name="Strong_20_Emphasis">6 systems</text:span>.</text:p>
      <text:p text:style-name="P3"/>
      <text:h text:style-name="P4" text:outline-level="3">3.2 Victory Attempt Mode</text:h>
      <text:p text:style-name="Text_20_body">When a player qualifies:</text:p>
      <text:list text:style-name="L18">
        <text:list-item>
          <text:p text:style-name="P25">A <text:span text:style-name="Strong_20_Emphasis">Victory Attempt phase</text:span> begins</text:p>
        </text:list-item>
        <text:list-item>
          <text:p text:style-name="P25">Empire Phase is skipped</text:p>
        </text:list-item>
        <text:list-item>
          <text:p text:style-name="P25">Each player gets one Expansion phase</text:p>
        </text:list-item>
        <text:list-item>
          <text:p text:style-name="P25">Attempt succeeds unless:</text:p>
          <text:list>
            <text:list-item>
              <text:p text:style-name="P25">Qualifying player drops below threshold</text:p>
            </text:list-item>
            <text:list-item>
              <text:p text:style-name="P25">Another player exceeds them</text:p>
            </text:list-item>
          </text:list>
        </text:list-item>
      </text:list>
      <text:p text:style-name="Text_20_body">If attempt fails:</text:p>
      <text:list text:style-name="L19">
        <text:list-item>
          <text:p text:style-name="P26">Any player now meeting condition may immediately start a new attempt</text:p>
        </text:list-item>
      </text:list>
      <text:h text:style-name="P11" text:outline-level="5"><text:soft-page-break/>Backend:</text:h>
      <text:list text:style-name="L20">
        <text:list-item>
          <text:p text:style-name="P27">Switch game mode</text:p>
        </text:list-item>
        <text:list-item>
          <text:p text:style-name="P27">Track system totals continuously</text:p>
        </text:list-item>
        <text:list-item>
          <text:p text:style-name="P27">Enforce altered phase order</text:p>
        </text:list-item>
      </text:list>
      <text:p text:style-name="P3"/>
      <text:h text:style-name="P2" text:outline-level="2">4) Backend Architecture Mapping</text:h>
      <text:h text:style-name="P4" text:outline-level="3">Phase Objects (Class-level architecture)</text:h>
      <text:list text:style-name="L21">
        <text:list-item>
          <text:p text:style-name="P28"><text:span text:style-name="Source_20_Text">ExpansionPhase</text:span></text:p>
        </text:list-item>
        <text:list-item>
          <text:p text:style-name="P28"><text:span text:style-name="Source_20_Text">BattlePhase</text:span></text:p>
        </text:list-item>
        <text:list-item>
          <text:p text:style-name="P28"><text:span text:style-name="Source_20_Text">EmpirePhase</text:span></text:p>
        </text:list-item>
        <text:list-item>
          <text:p text:style-name="P28"><text:span text:style-name="Source_20_Text">ProductionPhase</text:span></text:p>
        </text:list-item>
        <text:list-item>
          <text:p text:style-name="P28"><text:span text:style-name="Source_20_Text">EndPhase</text:span></text:p>
        </text:list-item>
        <text:list-item>
          <text:p text:style-name="P28"><text:span text:style-name="Source_20_Text">VictoryAttemptPhase</text:span></text:p>
        </text:list-item>
      </text:list>
      <text:p text:style-name="Text_20_body">Each phase:</text:p>
      <text:list text:style-name="L22">
        <text:list-item>
          <text:p text:style-name="P29">Computes legal moves</text:p>
        </text:list-item>
        <text:list-item>
          <text:p text:style-name="P29">Accepts player input</text:p>
        </text:list-item>
        <text:list-item>
          <text:p text:style-name="P29">Mutates authoritative game state</text:p>
        </text:list-item>
        <text:list-item>
          <text:p text:style-name="P29">Emits new state snapshot</text:p>
        </text:list-item>
      </text:list>
      <text:p text:style-name="P3"/>
      <text:h text:style-name="P4" text:outline-level="3">Major Rule Modules</text:h>
      <text:list text:style-name="L23">
        <text:list-item>
          <text:p text:style-name="P30">Movement Validator</text:p>
        </text:list-item>
        <text:list-item>
          <text:p text:style-name="P30">Interrupt Resolver</text:p>
        </text:list-item>
        <text:list-item>
          <text:p text:style-name="P30">Combat Engine</text:p>
        </text:list-item>
        <text:list-item>
          <text:p text:style-name="P30">Production Resolver</text:p>
        </text:list-item>
        <text:list-item>
          <text:p text:style-name="P30">System Ownership Calculator</text:p>
        </text:list-item>
        <text:list-item>
          <text:p text:style-name="P30">Victory Judge</text:p>
        </text:list-item>
      </text:list>
      <text:p text:style-name="P3"/>
      <text:h text:style-name="P4" text:outline-level="3">State Storage (Firestore model)</text:h>
      <text:list text:style-name="L24">
        <text:list-item>
          <text:p text:style-name="P31"><text:span text:style-name="Source_20_Text">gameDefinition</text:span> (static rules &amp; assets)</text:p>
        </text:list-item>
        <text:list-item>
          <text:p text:style-name="P31"><text:span text:style-name="Source_20_Text">gameInstance</text:span></text:p>
          <text:list>
            <text:list-item>
              <text:p text:style-name="P31"><text:soft-page-break/>Current phase</text:p>
            </text:list-item>
            <text:list-item>
              <text:p text:style-name="P31">Board layout</text:p>
            </text:list-item>
            <text:list-item>
              <text:p text:style-name="P31">Unit positions</text:p>
            </text:list-item>
            <text:list-item>
              <text:p text:style-name="P31">Player states</text:p>
            </text:list-item>
            <text:list-item>
              <text:p text:style-name="P31">Action hands</text:p>
            </text:list-item>
            <text:list-item>
              <text:p text:style-name="P31">Event state</text:p>
            </text:list-item>
          </text:list>
        </text:list-item>
        <text:list-item>
          <text:p text:style-name="P31"><text:span text:style-name="Source_20_Text">playerView</text:span></text:p>
          <text:list>
            <text:list-item>
              <text:p text:style-name="P31">Visibility-filtered game state per player</text:p>
            </text:list-item>
          </text:list>
        </text:list-item>
      </text:list>
      <text:p text:style-name="P3"/>
      <text:h text:style-name="P2" text:outline-level="2">5) Frontend Expectations</text:h>
      <text:h text:style-name="P4" text:outline-level="3">Rendering Components</text:h>
      <text:list text:style-name="L25">
        <text:list-item>
          <text:p text:style-name="P32">SVG board</text:p>
        </text:list-item>
        <text:list-item>
          <text:p text:style-name="P32">Hex cells</text:p>
        </text:list-item>
        <text:list-item>
          <text:p text:style-name="P32">Unit stacks</text:p>
        </text:list-item>
        <text:list-item>
          <text:p text:style-name="P32">Scan markers</text:p>
        </text:list-item>
        <text:list-item>
          <text:p text:style-name="P32">Dev chits (fogged vs revealed)</text:p>
        </text:list-item>
        <text:list-item>
          <text:p text:style-name="P32">Player panels</text:p>
        </text:list-item>
        <text:list-item>
          <text:p text:style-name="P32">Action hand</text:p>
        </text:list-item>
        <text:list-item>
          <text:p text:style-name="P32">Production modal</text:p>
        </text:list-item>
        <text:list-item>
          <text:p text:style-name="P32">Battle overlay</text:p>
        </text:list-item>
      </text:list>
      <text:h text:style-name="P4" text:outline-level="3">Required UI Behaviors</text:h>
      <text:list text:style-name="L26">
        <text:list-item>
          <text:p text:style-name="P33">Highlight legal moves</text:p>
        </text:list-item>
        <text:list-item>
          <text:p text:style-name="P33">Modal actions (production, research, discard)</text:p>
        </text:list-item>
        <text:list-item>
          <text:p text:style-name="P33">Phase indicators</text:p>
        </text:list-item>
        <text:list-item>
          <text:p text:style-name="P33">Interrupt prompts</text:p>
        </text:list-item>
        <text:list-item>
          <text:p text:style-name="P33">Fog logic:</text:p>
          <text:list>
            <text:list-item>
              <text:p text:style-name="P33">Private info hidden</text:p>
            </text:list-item>
            <text:list-item>
              <text:p text:style-name="P33">Fog shows placeholder image</text:p>
            </text:list-item>
            <text:list-item>
              <text:p text:style-name="P33">Public shows unit/chit normally</text:p>
            </text:list-item>
          </text:list>
        </text:list-item>
      </text:list>
      <text:p text:style-name="P3"/>
      <text:h text:style-name="P2" text:outline-level="2"><text:soft-page-break/>6) Open Questions / Ambiguities</text:h>
      <text:p text:style-name="Text_20_body">Please confirm or clarify the following before full rules coding begins:</text:p>
      <text:h text:style-name="P4" text:outline-level="3">Combat</text:h>
      <text:list text:style-name="L27">
        <text:list-item>
          <text:p text:style-name="P34">Can First Fire and Drop-Invade stack on the same battle?</text:p>
        </text:list-item>
        <text:list-item>
          <text:p text:style-name="P34">Are neutral defender stats consistent or per-system varied?</text:p>
        </text:list-item>
        <text:list-item>
          <text:p text:style-name="P34">Are retreat rules uniform or faction-specific?</text:p>
        </text:list-item>
      </text:list>
      <text:h text:style-name="P4" text:outline-level="3">Production</text:h>
      <text:list text:style-name="L28">
        <text:list-item>
          <text:p text:style-name="P35">Does local production always consume credits even if income is negative?</text:p>
        </text:list-item>
        <text:list-item>
          <text:p text:style-name="P35">Can homeworld production bypass tech level restrictions?</text:p>
        </text:list-item>
      </text:list>
      <text:h text:style-name="P4" text:outline-level="3">Research</text:h>
      <text:list text:style-name="L29">
        <text:list-item>
          <text:p text:style-name="P36">Are research rolls random or track-based?</text:p>
        </text:list-item>
        <text:list-item>
          <text:p text:style-name="P36">Is simultaneous research strictly simultaneous or still ordered for effects?</text:p>
        </text:list-item>
      </text:list>
      <text:h text:style-name="P4" text:outline-level="3">Action Chits</text:h>
      <text:list text:style-name="L30">
        <text:list-item>
          <text:p text:style-name="P37">Can multiple interrupts chain in the same window?</text:p>
        </text:list-item>
        <text:list-item>
          <text:p text:style-name="P37">Do all jams/intercepts resolve before movement or interleaved?</text:p>
        </text:list-item>
      </text:list>
      <text:h text:style-name="P4" text:outline-level="3">Fog &amp; Visibility</text:h>
      <text:list text:style-name="L31">
        <text:list-item>
          <text:p text:style-name="P38">When exactly does a dev chit flip:</text:p>
          <text:list>
            <text:list-item>
              <text:p text:style-name="P38">On scan?</text:p>
            </text:list-item>
            <text:list-item>
              <text:p text:style-name="P38">On unit arrival?</text:p>
            </text:list-item>
            <text:list-item>
              <text:p text:style-name="P38">Both?</text:p>
            </text:list-item>
          </text:list>
        </text:list-item>
      </text:list>
      <text:h text:style-name="P4" text:outline-level="3">Victory Attempt</text:h>
      <text:list text:style-name="L32">
        <text:list-item>
          <text:p text:style-name="P39">Does player turn order freeze at start of attempt or remain rotating?</text:p>
        </text:list-item>
        <text:list-item>
          <text:p text:style-name="P39">Are production-altering events suppressed during victory phase?</text:p>
        </text:list-item>
      </text:list>
      <text:p text:style-name="P3"/>
      <text:h text:style-name="P2" text:outline-level="2">7) Next Design Steps (Recommended)</text:h>
      <text:list text:style-name="L33">
        <text:list-item>
          <text:p text:style-name="P40">Finalize answers to Open Questions</text:p>
        </text:list-item>
        <text:list-item>
          <text:p text:style-name="P40">Build <text:span text:style-name="Strong_20_Emphasis">GameState schema</text:span></text:p>
        </text:list-item>
        <text:list-item>
          <text:p text:style-name="P40">Define <text:span text:style-name="Strong_20_Emphasis">Unit model</text:span></text:p>
        </text:list-item>
        <text:list-item>
          <text:p text:style-name="P40">Define <text:span text:style-name="Strong_20_Emphasis">System model</text:span></text:p>
        </text:list-item>
        <text:list-item>
          <text:p text:style-name="P40"><text:soft-page-break/>Define <text:span text:style-name="Strong_20_Emphasis">Action Chit schema</text:span></text:p>
        </text:list-item>
        <text:list-item>
          <text:p text:style-name="P40">Define <text:span text:style-name="Strong_20_Emphasis">Research and Tech schema</text:span></text:p>
        </text:list-item>
        <text:list-item>
          <text:p text:style-name="P40">Create victory checker module</text:p>
        </text:list-item>
        <text:list-item>
          <text:p text:style-name="P40">Create lobby-side “Throne World” game definition document</text:p>
        </text:list-item>
      </text:list>
      <text:p text:style-name="P41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3T21:13:54.308355400</meta:creation-date>
    <dc:date>2025-12-04T07:07:42.130570600</dc:date>
    <meta:editing-duration>PT25M7S</meta:editing-duration>
    <meta:editing-cycles>2</meta:editing-cycles>
    <meta:generator>LibreOffice/25.2.6.2$Windows_X86_64 LibreOffice_project/729c5bfe710f5eb71ed3bbde9e06a6065e9c6c5d</meta:generator>
    <meta:document-statistic meta:table-count="1" meta:image-count="0" meta:object-count="0" meta:page-count="9" meta:paragraph-count="227" meta:word-count="1031" meta:character-count="6055" meta:non-whitespace-character-count="5407"/>
  </office:meta>
</office:document-meta>
</file>